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1pt" fo:font-style="normal" fo:font-weight="bold" officeooo:rsid="000bdf71" officeooo:paragraph-rsid="000bdf71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1pt" fo:font-style="normal" fo:font-weight="bold" officeooo:rsid="000bdf71" officeooo:paragraph-rsid="000bdf71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1pt" fo:font-style="normal" fo:font-weight="bold" officeooo:rsid="000c2374" officeooo:paragraph-rsid="000c2374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1pt" fo:font-style="normal" fo:font-weight="bold" officeooo:paragraph-rsid="000bdf71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1pt" fo:font-style="normal" fo:font-weight="bold" officeooo:paragraph-rsid="000c2374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1pt" fo:font-style="normal" fo:font-weight="bold" officeooo:paragraph-rsid="000dbe69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1pt" fo:font-style="normal" officeooo:rsid="000bdf71" officeooo:paragraph-rsid="000bdf71" style:font-size-asian="11pt" style:font-style-asian="normal" style:font-size-complex="11pt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1pt" fo:font-style="normal" officeooo:rsid="000c2374" officeooo:paragraph-rsid="000c2374" style:font-size-asian="11pt" style:font-style-asian="normal" style:font-size-complex="11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1pt" fo:font-style="normal" fo:font-weight="normal" officeooo:rsid="000bdf71" officeooo:paragraph-rsid="000bdf71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1pt" fo:font-style="normal" fo:font-weight="normal" officeooo:rsid="000bdf71" officeooo:paragraph-rsid="000bdf71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1pt" fo:font-style="normal" fo:font-weight="normal" officeooo:rsid="000c2374" officeooo:paragraph-rsid="000c2374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1pt" fo:font-style="normal" style:text-underline-style="none" fo:font-weight="normal" officeooo:rsid="000c2374" officeooo:paragraph-rsid="000c2374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1pt" fo:font-style="normal" style:text-underline-style="none" fo:font-weight="normal" officeooo:rsid="000c2374" officeooo:paragraph-rsid="000c2374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1pt" fo:font-style="normal" style:text-underline-style="none" fo:font-weight="bold" officeooo:rsid="000c2374" officeooo:paragraph-rsid="000c2374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1pt" officeooo:paragraph-rsid="0011e733" style:font-size-asian="11pt" style:font-size-complex="11pt"/>
    </style:style>
    <style:style style:name="P16" style:family="paragraph" style:parent-style-name="Standard" style:list-style-name="L2">
      <style:paragraph-properties fo:text-align="justify" style:justify-single-word="false"/>
      <style:text-properties fo:font-size="11pt" officeooo:paragraph-rsid="0012af0a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officeooo:paragraph-rsid="0012af0a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fo:font-size="11pt" officeooo:paragraph-rsid="001459df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fo:font-size="11pt" officeooo:paragraph-rsid="00154749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fo:font-size="11pt" officeooo:paragraph-rsid="00198874" style:font-size-asian="11pt" style:font-size-complex="11pt"/>
    </style:style>
    <style:style style:name="T1" style:family="text">
      <style:text-properties fo:font-weight="normal" officeooo:rsid="000bdf71" style:font-weight-asian="normal" style:font-weight-complex="normal"/>
    </style:style>
    <style:style style:name="T2" style:family="text">
      <style:text-properties fo:font-weight="normal" officeooo:rsid="000c2374" style:font-weight-asian="normal" style:font-weight-complex="normal"/>
    </style:style>
    <style:style style:name="T3" style:family="text">
      <style:text-properties fo:font-style="italic" fo:font-weight="normal" officeooo:rsid="000c2374" style:font-style-asian="italic" style:font-weight-asian="normal" style:font-style-complex="italic" style:font-weight-complex="normal"/>
    </style:style>
    <style:style style:name="T4" style:family="text">
      <style:text-properties style:text-underline-style="none" fo:font-weight="normal" officeooo:rsid="000c2374" style:font-weight-asian="normal" style:font-weight-complex="normal"/>
    </style:style>
    <style:style style:name="T5" style:family="text">
      <style:text-properties style:text-underline-style="none" fo:font-weight="normal" officeooo:rsid="000dbe69" style:font-weight-asian="normal" style:font-weight-complex="normal"/>
    </style:style>
    <style:style style:name="T6" style:family="text">
      <style:text-properties style:text-underline-style="none" fo:font-weight="normal" officeooo:rsid="000eebae" style:font-weight-asian="normal" style:font-weight-complex="normal"/>
    </style:style>
    <style:style style:name="T7" style:family="text">
      <style:text-properties style:text-underline-style="none" fo:font-weight="normal" officeooo:rsid="001062b0" style:font-weight-asian="normal" style:font-weight-complex="normal"/>
    </style:style>
    <style:style style:name="T8" style:family="text">
      <style:text-properties style:font-name="Courier 10 Pitch" fo:font-weight="normal" officeooo:rsid="000bdf71" style:font-weight-asian="normal" style:font-weight-complex="normal"/>
    </style:style>
    <style:style style:name="T9" style:family="text">
      <style:text-properties style:font-name="Courier 10 Pitch" fo:font-weight="normal" officeooo:rsid="000c2374" style:font-weight-asian="normal" style:font-weight-complex="normal"/>
    </style:style>
    <style:style style:name="T10" style:family="text">
      <style:text-properties style:font-name="Courier 10 Pitch" style:text-underline-style="none" fo:font-weight="normal" officeooo:rsid="000c2374" style:font-weight-asian="normal" style:font-weight-complex="normal"/>
    </style:style>
    <style:style style:name="T11" style:family="text">
      <style:text-properties style:font-name="Courier 10 Pitch" style:text-underline-style="none" fo:font-weight="normal" officeooo:rsid="000dbe69" style:font-weight-asian="normal" style:font-weight-complex="normal"/>
    </style:style>
    <style:style style:name="T12" style:family="text">
      <style:text-properties officeooo:rsid="0012af0a"/>
    </style:style>
    <style:style style:name="T13" style:family="text">
      <style:text-properties style:font-name="Courier 10 Pitch" fo:font-style="normal" style:text-underline-style="none" fo:font-weight="normal" officeooo:rsid="0011e733" style:font-style-asian="normal" style:font-weight-asian="normal" style:font-style-complex="normal" style:font-weight-complex="normal"/>
    </style:style>
    <style:style style:name="T14" style:family="text">
      <style:text-properties style:font-name="Courier 10 Pitch" fo:font-style="normal" style:text-underline-style="none" fo:font-weight="normal" officeooo:rsid="0012af0a" style:font-style-asian="normal" style:font-weight-asian="bold" style:font-style-complex="normal" style:font-weight-complex="bold"/>
    </style:style>
    <style:style style:name="T15" style:family="text">
      <style:text-properties style:font-name="Courier 10 Pitch" fo:font-style="normal" style:text-underline-style="none" fo:font-weight="normal" officeooo:rsid="001459df" style:font-style-asian="normal" style:font-weight-asian="bold" style:font-style-complex="normal" style:font-weight-complex="bold"/>
    </style:style>
    <style:style style:name="T16" style:family="text">
      <style:text-properties style:font-name="Courier 10 Pitch" fo:font-style="normal" style:text-underline-style="none" fo:font-weight="normal" officeooo:rsid="00154749" style:font-style-asian="normal" style:font-weight-asian="bold" style:font-style-complex="normal" style:font-weight-complex="bold"/>
    </style:style>
    <style:style style:name="T17" style:family="text">
      <style:text-properties style:font-name="Courier 10 Pitch" fo:font-style="normal" style:text-underline-style="none" fo:font-weight="normal" officeooo:rsid="0017c370" style:font-style-asian="normal" style:font-weight-asian="bold" style:font-style-complex="normal" style:font-weight-complex="bold"/>
    </style:style>
    <style:style style:name="T18" style:family="text">
      <style:text-properties style:font-name="Courier 10 Pitch" fo:font-style="normal" style:text-underline-style="none" fo:font-weight="normal" officeooo:rsid="00198874" style:font-style-asian="normal" style:font-weight-asian="bold" style:font-style-complex="normal" style:font-weight-complex="bold"/>
    </style:style>
    <style:style style:name="T19" style:family="text">
      <style:text-properties style:font-name="Liberation Sans" fo:font-style="normal" style:text-underline-style="none" fo:font-weight="normal" officeooo:rsid="0012af0a" style:font-style-asian="normal" style:font-weight-asian="normal" style:font-style-complex="normal" style:font-weight-complex="normal"/>
    </style:style>
    <style:style style:name="T20" style:family="text">
      <style:text-properties style:font-name="Liberation Sans" fo:font-style="normal" style:text-underline-style="none" fo:font-weight="normal" officeooo:rsid="0011e733" style:font-style-asian="normal" style:font-weight-asian="normal" style:font-style-complex="normal" style:font-weight-complex="normal"/>
    </style:style>
    <style:style style:name="T21" style:family="text">
      <style:text-properties style:font-name="Liberation Sans" fo:font-style="normal" style:text-underline-style="none" fo:font-weight="normal" officeooo:rsid="0012af0a" style:font-style-asian="normal" style:font-weight-asian="bold" style:font-style-complex="normal" style:font-weight-complex="bold"/>
    </style:style>
    <style:style style:name="T22" style:family="text">
      <style:text-properties style:font-name="Liberation Sans" fo:font-style="normal" style:text-underline-style="none" fo:font-weight="normal" officeooo:rsid="001459df" style:font-style-asian="normal" style:font-weight-asian="bold" style:font-style-complex="normal" style:font-weight-complex="bold"/>
    </style:style>
    <style:style style:name="T23" style:family="text">
      <style:text-properties style:font-name="Liberation Sans" fo:font-style="normal" style:text-underline-style="none" fo:font-weight="normal" officeooo:rsid="00154749" style:font-style-asian="normal" style:font-weight-asian="bold" style:font-style-complex="normal" style:font-weight-complex="bold"/>
    </style:style>
    <style:style style:name="T24" style:family="text">
      <style:text-properties style:font-name="Liberation Sans" fo:font-style="normal" style:text-underline-style="none" fo:font-weight="normal" officeooo:rsid="0016cba7" style:font-style-asian="normal" style:font-weight-asian="bold" style:font-style-complex="normal" style:font-weight-complex="bold"/>
    </style:style>
    <style:style style:name="T25" style:family="text">
      <style:text-properties style:font-name="Liberation Sans" fo:font-style="normal" style:text-underline-style="none" fo:font-weight="normal" officeooo:rsid="0017c370" style:font-style-asian="normal" style:font-weight-asian="bold" style:font-style-complex="normal" style:font-weight-complex="bold"/>
    </style:style>
    <style:style style:name="T26" style:family="text">
      <style:text-properties style:font-name="Liberation Sans" fo:font-style="normal" style:text-underline-style="none" fo:font-weight="normal" officeooo:rsid="00198874" style:font-style-asian="normal" style:font-weight-asian="bold" style:font-style-complex="normal" style:font-weight-complex="bold"/>
    </style:style>
    <style:style style:name="T27" style:family="text">
      <style:text-properties style:font-name="Liberation Sans" fo:font-style="normal" style:text-underline-style="none" fo:font-weight="normal" officeooo:rsid="001b5125" style:font-style-asian="normal" style:font-weight-asian="bold" style:font-style-complex="normal" style:font-weight-complex="bold"/>
    </style:style>
    <style:style style:name="T28" style:family="text">
      <style:text-properties style:font-name="Liberation Sans" fo:font-style="normal" style:text-underline-style="none" fo:font-weight="normal" officeooo:rsid="00213185" style:font-style-asian="normal" style:font-weight-asian="bold" style:font-style-complex="normal" style:font-weight-complex="bold"/>
    </style:style>
    <style:style style:name="T29" style:family="text">
      <style:text-properties style:font-name="Liberation Sans" fo:font-style="normal" style:text-underline-style="none" fo:font-weight="normal" officeooo:rsid="0022a871" style:font-style-asian="normal" style:font-weight-asian="bold" style:font-style-complex="normal" style:font-weight-complex="bold"/>
    </style:style>
    <style:style style:name="T30" style:family="text">
      <style:text-properties style:font-name="Liberation Sans" fo:font-style="normal" style:text-underline-style="none" fo:font-weight="normal" officeooo:rsid="0023d04d" style:font-style-asian="normal" style:font-weight-asian="bold" style:font-style-complex="normal" style:font-weight-complex="bold"/>
    </style:style>
    <style:style style:name="T31" style:family="text">
      <style:text-properties style:font-name="Liberation Sans" fo:font-style="normal" style:text-underline-style="none" fo:font-weight="normal" officeooo:rsid="002519b6" style:font-style-asian="normal" style:font-weight-asian="bold" style:font-style-complex="normal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s Operacionais I</text:p>
      <text:p text:style-name="P7">Chaveamento de Contexto</text:p>
      <text:p text:style-name="P7"/>
      <text:p text:style-name="P8">Vítor De Araújo – 173285 – Turma B</text:p>
      <text:p text:style-name="P7"/>
      <text:p text:style-name="P2">1. Introdução</text:p>
      <text:p text:style-name="P9"/>
      <text:p text:style-name="P4"><text:span text:style-name="T1">O objetivo do trabalho é estudar formas de implementação de chaveamento de processos, bem como implementar um escalonador de threads não-preemptivo em C. Foram analisadas duas formas de implementação: uma utilizando as funções </text:span><text:span text:style-name="T8">setjmp</text:span><text:span text:style-name="T1"> e </text:span><text:span text:style-name="T8">longjmp</text:span><text:span text:style-name="T1">, e uma utilizando as funções da família </text:span><text:span text:style-name="T8">getcontext</text:span><text:span text:style-name="T1">.</text:span></text:p>
      <text:p text:style-name="P10"/>
      <text:p text:style-name="P3">2. Análise das formas de implementação</text:p>
      <text:p text:style-name="P11"/>
      <text:p text:style-name="P5"><text:span text:style-name="T2">As funções </text:span><text:span text:style-name="T9">setjmp</text:span><text:span text:style-name="T2"> e </text:span><text:span text:style-name="T9">longjmp</text:span><text:span text:style-name="T2"> fazem parte da biblioteca padrão do C, e permitem realizar desvios não-locais de execução. A função </text:span><text:span text:style-name="T9">setjmp</text:span><text:span text:style-name="T2"> armazena um valor descrevendo o contexto atual em uma variável; esse valor pode ser utilizado mais tarde pela função </text:span><text:span text:style-name="T9">longjmp</text:span><text:span text:style-name="T2"> para retornar ao ponto onde o contexto foi salvo. Embora permitam chaveamento de contexto, essas funções não permitem salvar o estado da pilha de um processo, mas apenas a posição do </text:span><text:span text:style-name="T3">stack pointer</text:span><text:span text:style-name="T2"> de um dado contexto. Assim, elas podem ser usadas para saltar de um contexto mais profundo para um mais baixo na </text:span><text:span text:style-name="T3">call stack</text:span><text:span text:style-name="T4">, mas o contrário não pode ser feito de maneira segura. Threads criadas com essas funções teriam que iniciar do mesmo ponto sempre que fossem re-escalonadas.</text:span></text:p>
      <text:p text:style-name="P13"/>
      <text:p text:style-name="P5"><text:span text:style-name="T4">Já as funções da família </text:span><text:span text:style-name="T10">getcontext</text:span><text:span text:style-name="T4"> permitem que cada thread possua sua própria pilha. Assim, uma thread pode salvar seu contexto e liberar o processador para outra função, e sua execução poderá ser retomada exatamente do ponto onde o contexto foi salvo, sem que haja risco de a outra thread ter sobrescrito a pilha. São quatro as funções dessa família: </text:span><text:span text:style-name="T10">getcontext</text:span><text:span text:style-name="T4">, que obtém o contexto atual; </text:span><text:span text:style-name="T10">setcontext</text:span><text:span text:style-name="T4">, que ativa um contexto previamente salvo; </text:span><text:span text:style-name="T10">makecontext</text:span><text:span text:style-name="T4">, que altera um contexto previamente salvo, fazendo com que ele chame uma função específica quando esse contexto for chamado, ao invés de saltar para o ponto onde o contexto foi originalmente salvo; e </text:span><text:span text:style-name="T10">swapcontext</text:span><text:span text:style-name="T4">, que simultaneamente salva o contexto atual e ativa um novo contexto. Essas funções armazenam o contexto em uma estrutura do tipo </text:span><text:span text:style-name="T10">ucontext_t</text:span><text:span text:style-name="T7">, q</text:span><text:span text:style-name="T4">ue possui, entre outros, um campo para especificação de uma pilha individual para a thread.</text:span></text:p>
      <text:p text:style-name="P13"/>
      <text:p text:style-name="P5"><text:span text:style-name="T4">Foi escolhida a família </text:span><text:span text:style-name="T10">getcontext</text:span><text:span text:style-name="T4"> de funções para a implementação do escalonador de threads devido a essa flexibilidade de permitir retomar a execução de uma thread do ponto em que parou.</text:span></text:p>
      <text:p text:style-name="P13"/>
      <text:p text:style-name="P14">3. Implementação</text:p>
      <text:p text:style-name="P12"><text:span text:style-name="T12"/></text:p>
      <text:p text:style-name="P6"><text:span text:style-name="T5">O escalonador implementa uma API para criação e manipulação de threads previamente especificada. A implementação está contida no arquivo </text:span><text:span text:style-name="T11">sched.c</text:span><text:span text:style-name="T5">, e o header especificando a API em </text:span><text:span text:style-name="T11">sched.h</text:span><text:span text:style-name="T5">.</text:span><text:span text:style-name="T6"> Todas as funções da API foram implementadas.</text:span></text:p>
      <text:p text:style-name="P6"><text:span text:style-name="T6"/></text:p>
      <text:p text:style-name="P15"><text:span text:style-name="T20">A fila de threads foi implementada como uma lista encadeada circular, através de uma estrutura </text:span><text:span text:style-name="T13">thread_t</text:span><text:span text:style-name="T20">. Ela contém o</text:span><text:span text:style-name="T19">s seguintes campos</text:span><text:span text:style-name="T21">:</text:span></text:p>
      <text:list xml:id="list1702417508" text:style-name="L2">
        <text:list-item>
          <text:p text:style-name="P16"><text:span text:style-name="T14">tid</text:span><text:span text:style-name="T21"> - Identificador da thread</text:span></text:p>
        </text:list-item>
        <text:list-item>
          <text:p text:style-name="P16"><text:span text:style-name="T14">context</text:span><text:span text:style-name="T21"> - Informação de contexto</text:span></text:p>
        </text:list-item>
        <text:list-item>
          <text:p text:style-name="P16"><text:span text:style-name="T14">numwaiters</text:span><text:span text:style-name="T21"> - Número de processos que estão aguardando o término da thread</text:span></text:p>
        </text:list-item>
        <text:list-item>
          <text:p text:style-name="P16"><text:span text:style-name="T14">status</text:span><text:span text:style-name="T21"> - Contém o exit status da thread após seu término</text:span></text:p>
        </text:list-item>
        <text:list-item>
          <text:p text:style-name="P16"><text:span text:style-name="T14">next</text:span><text:span text:style-name="T21"> - Ponteiro para a próxima thread na fila.</text:span></text:p>
        </text:list-item>
      </text:list>
      <text:p text:style-name="P17"><text:span text:style-name="T21"/></text:p>
      <text:p text:style-name="P18"><text:soft-page-break/><text:span text:style-name="T21">O escalonador mantém duas variáveis globais, </text:span><text:span text:style-name="T14">so_current</text:span><text:span text:style-name="T21"> e </text:span><text:span text:style-name="T14">so_previous</text:span><text:span text:style-name="T21">, que apontam para o primeiro e o último processo da fila, respectivamente.</text:span><text:span text:style-name="T22"> Também há uma variável </text:span><text:span text:style-name="T15">so_exit_context</text:span><text:span text:style-name="T22">, que contém um contexto utilizado para encerrar threads que não chamam explicitamente a função </text:span><text:span text:style-name="T15">so_exit</text:span><text:span text:style-name="T27">. </text:span><text:span text:style-name="T21">A função </text:span><text:span text:style-name="T14">so_init</text:span><text:span text:style-name="T21"> inicializa essas variáveis, cria uma estrutura </text:span><text:span text:style-name="T14">thread_t</text:span><text:span text:style-name="T21"> correspondendo à thread principal</text:span><text:span text:style-name="T22">, e coloca-a como única thread na fila.</text:span></text:p>
      <text:p text:style-name="P18"><text:span text:style-name="T22"/></text:p>
      <text:p text:style-name="P18"><text:span text:style-name="T22">A função </text:span><text:span text:style-name="T15">so_create</text:span><text:span text:style-name="T22"> é usada para adicionar novas threads à fila. Ela cria um novo contexto com as funções </text:span><text:span text:style-name="T15">getcontext</text:span><text:span text:style-name="T22"> e </text:span><text:span text:style-name="T15">makecontext</text:span><text:span text:style-name="T22">, aloca uma pilha para o contexto, </text:span><text:span text:style-name="T23">ajusta o ponteiro </text:span><text:span text:style-name="T16">uc_next</text:span><text:span text:style-name="T23"> do contexto de modo que o contexto </text:span><text:span text:style-name="T16">so_exit_context</text:span><text:span text:style-name="T23"> </text:span><text:span text:style-name="T28">seja</text:span><text:span text:style-name="T23"> ativado se a thread </text:span><text:span text:style-name="T29">for</text:span><text:span text:style-name="T23"> encerrada não-explicitamente, e coloca a thread no final da fila do escalonador.</text:span></text:p>
      <text:p text:style-name="P18"><text:span text:style-name="T23"/></text:p>
      <text:p text:style-name="P19"><text:span text:style-name="T23">Tanto </text:span><text:span text:style-name="T16">so_main</text:span><text:span text:style-name="T23"> quanto </text:span><text:span text:style-name="T16">so_create</text:span><text:span text:style-name="T23"> utilizam a função auxiliar </text:span><text:span text:style-name="T16">so_make_thread</text:span><text:span text:style-name="T23"> para alocar a estrutura da thread e atribuir valores padrão a seus campos.</text:span></text:p>
      <text:p text:style-name="P19"><text:span text:style-name="T23"/></text:p>
      <text:p text:style-name="P19"><text:span text:style-name="T23">A função </text:span><text:span text:style-name="T16">so_yield</text:span><text:span text:style-name="T23"> transfere o controle da CPU para a próxima thread na fila, ajustando os valores das variáveis </text:span><text:span text:style-name="T16">so_current</text:span><text:span text:style-name="T23"> e </text:span><text:span text:style-name="T16">so_previous</text:span><text:span text:style-name="T23"> e invocando a função </text:span><text:span text:style-name="T16">swapcontext</text:span><text:span text:style-name="T23">, salvando</text:span><text:span text:style-name="T30"> assim</text:span><text:span text:style-name="T23"> o contexto corrente na thread que está deixando de executar, e ativando o contexto da thread seguinte.</text:span></text:p>
      <text:p text:style-name="P19"><text:span text:style-name="T23"/></text:p>
      <text:p text:style-name="P19"><text:span text:style-name="T23">A função </text:span><text:span text:style-name="T16">so_exit</text:span><text:span text:style-name="T23"> encerra a execução de uma thread, removendo-a da fila, ajustando o campo status da estrutura </text:span><text:span text:style-name="T16">thread_t</text:span><text:span text:style-name="T27"> c</text:span><text:span text:style-name="T23">om o valor apropriado, e o campo </text:span><text:span text:style-name="T16">next</text:span><text:span text:style-name="T23"> para </text:span><text:span text:style-name="T16">NULL</text:span><text:span text:style-name="T23">. Se não há threads a esperando, a memória usada pela pilha e pela estrutura são liberadas; esse procedimento é realizado pela função </text:span><text:span text:style-name="T16">so_forgo_thread</text:span><text:span text:style-name="T23">.</text:span></text:p>
      <text:p text:style-name="P19"><text:span text:style-name="T23"/></text:p>
      <text:p text:style-name="P19"><text:span text:style-name="T23">A função </text:span><text:span text:style-name="T16">so_join</text:span><text:span text:style-name="T23"> espera que a thread especificada como argumento termine. Enquanto a thread esperada não terminar, ela</text:span><text:span text:style-name="T31"> chama</text:span><text:span text:style-name="T23"> </text:span><text:span text:style-name="T16">so_yield</text:span><text:span text:style-name="T23">, transferindo o controle para a próxima thread. Para testar pelo término da thread, a função mantém um ponteiro para a thread, obtido com a função </text:span><text:span text:style-name="T16">so_find_thread</text:span><text:span text:style-name="T23">, e verifica se o campo </text:span><text:span text:style-name="T16">next</text:span><text:span text:style-name="T23"> da estrutura é </text:span><text:span text:style-name="T16">NULL</text:span><text:span text:style-name="T23">. Quando <text:s/>ocorre o término da thread, a função recupera seu exit status, decrementa </text:span><text:span text:style-name="T16">numwaiters</text:span><text:span text:style-name="T23">, e chama </text:span><text:span text:style-name="T16">so_forgo_thread</text:span><text:span text:style-name="T23"> para liberar a thread se ninguém mais a estiver </text:span><text:span text:style-name="T31">esperando</text:span><text:span text:style-name="T23">.</text:span></text:p>
      <text:p text:style-name="P19"><text:span text:style-name="T23"/></text:p>
      <text:p text:style-name="P19"><text:span text:style-name="T23">Outra maneira de implementar a </text:span><text:span text:style-name="T16">so_yield</text:span><text:span text:style-name="T23"> seria ter uma fila separada para threads que estão bloqueadas esperando por outras. Para isso seria necessário, além de manter a lista de bloqueados</text:span><text:span text:style-name="T25"> (para que uma thread bloqueada pudesse ser encontrada pela </text:span><text:span text:style-name="T17">so_find_thread</text:span><text:span text:style-name="T25">)</text:span><text:span text:style-name="T23">, manter em cada thread uma lista de threads que a esperam</text:span><text:span text:style-name="T25"> (</text:span><text:span text:style-name="T23">para que se possa reativá-las quando a thread termina</text:span><text:span text:style-name="T25">)</text:span><text:span text:style-name="T23">.</text:span><text:span text:style-name="T24"> Isso requeriria desassociar a estrutura da thread da estrutura da lista (pois uma thread poderia estar em duas listas). Por simplicidade, optei pela primeira abordagem.</text:span></text:p>
      <text:p text:style-name="P19"><text:span text:style-name="T24"/></text:p>
      <text:p text:style-name="P20"><text:span text:style-name="T26">Finalmente, a função </text:span><text:span text:style-name="T18">so_getid</text:span><text:span text:style-name="T26"> retorna o identificador da thread em execu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8T23:40:06</meta:creation-date>
    <dc:date>2011-05-19T19:37:04</dc:date>
    <meta:editing-duration>PT04H48M22S</meta:editing-duration>
    <meta:editing-cycles>19</meta:editing-cycles>
    <meta:generator>OpenOffice.org/3.2$Linux OpenOffice.org_project/320m19$Build-9505</meta:generator>
    <meta:document-statistic meta:table-count="0" meta:image-count="0" meta:object-count="0" meta:page-count="2" meta:paragraph-count="25" meta:word-count="889" meta:character-count="5561"/>
  </office:meta>
</office:document-meta>
</file>